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07d" officeooo:paragraph-rsid="000e507d"/>
    </style:style>
    <style:style style:name="P2" style:family="paragraph" style:parent-style-name="Standard">
      <style:text-properties officeooo:rsid="000ec878" officeooo:paragraph-rsid="000ec878"/>
    </style:style>
    <style:style style:name="P3" style:family="paragraph" style:parent-style-name="Standard">
      <style:text-properties officeooo:rsid="000f3507" officeooo:paragraph-rsid="000f3507"/>
    </style:style>
    <style:style style:name="T1" style:family="text">
      <style:text-properties officeooo:rsid="000f3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 to add:</text:p>
      <text:p text:style-name="P1"/>
      <text:p text:style-name="P1">TODO:</text:p>
      <text:p text:style-name="P1"/>
      <text:p text:style-name="P1">constant timeout </text:p>
      <text:p text:style-name="P2">timeout depending on previous message <text:span text:style-name="T1">and time delta. Notify user</text:span></text:p>
      <text:p text:style-name="P3">basic web interface:</text:p>
      <text:p text:style-name="P3"><text:tab/>structure experiments: Projects → algorithms</text:p>
      <text:p text:style-name="P3"><text:tab/>set up config.json file with a gui</text:p>
      <text:p text:style-name="P3"><text:tab/>select notifiers to use (and maybe when to use) (telegram/slack/telegra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5:03.804529551</meta:creation-date>
    <dc:date>2017-06-02T15:40:00.961400179</dc:date>
    <meta:editing-duration>PT4M1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1" meta:character-count="277" meta:non-whitespace-character-count="240"/>
  </office:meta>
</office:document-meta>
</file>